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stemPropertyOverridePropertiesFileTestPropertySourceTests.remove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PropertyOverridePropertiesFileTestPropertySourceTests.setSystemProper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ystemPropertyOverridePropertiesFileTestPropertySourceTests.verifyPropertiesAreAvailableInEnviron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